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ggregateJXPathBinding.AggregateJXPathBinding( JXPathBindingBuilderBase . CommonAttributes commonAtts , String widgetId , String xpath , JXPathBindingBase [ ] childBin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ggregateJXPathBinding.doSave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ggregat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ggregateJXPathBinding.doLoad( Widget frmModel , JXPathContext jxp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